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9000000FDD03D85670895D542.png" manifest:media-type="image/png"/>
  <manifest:file-entry manifest:full-path="Pictures/10000000000001E00000012047B722C6B81D96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13b" officeooo:paragraph-rsid="0005213b"/>
    </style:style>
    <style:style style:name="P2" style:family="paragraph" style:parent-style-name="Standard">
      <style:text-properties officeooo:rsid="0006f6c9" officeooo:paragraph-rsid="0006f6c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1.621cm" svg:y="2.434cm" svg:width="12.7cm" svg:height="7.62cm" draw:z-index="0"><draw:image xlink:href="Pictures/10000000000001E00000012047B722C6B81D9610.png" xlink:type="simple" xlink:show="embed" xlink:actuate="onLoad" draw:mime-type="image/png"/></draw:frame>Junit Tes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yecto Maven:</text:p>
      <text:p text:style-name="P1"/>
      <text:p text:style-name="P1"><draw:frame draw:style-name="fr1" draw:name="Imagen2" text:anchor-type="char" svg:width="8.281cm" svg:height="6.694cm" draw:z-index="1"><draw:image xlink:href="Pictures/1000000000000139000000FDD03D85670895D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27T16:34:53.910000000</dc:date>
    <meta:editing-duration>PT3M1S</meta:editing-duration>
    <meta:editing-cycles>4</meta:editing-cycles>
    <meta:document-statistic meta:table-count="0" meta:image-count="2" meta:object-count="0" meta:page-count="1" meta:paragraph-count="2" meta:word-count="4" meta:character-count="26" meta:non-whitespace-character-count="24"/>
  </office:meta>
</office:document-meta>
</file>